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el1" style:family="table">
      <style:table-properties style:width="18.016cm" fo:margin-left="0cm" table:align="left"/>
    </style:style>
    <style:style style:name="Tabel1.A" style:family="table-column">
      <style:table-column-properties style:column-width="8.756cm"/>
    </style:style>
    <style:style style:name="Tabel1.B" style:family="table-column">
      <style:table-column-properties style:column-width="6.458cm"/>
    </style:style>
    <style:style style:name="Tabel1.C" style:family="table-column">
      <style:table-column-properties style:column-width="1.448cm"/>
    </style:style>
    <style:style style:name="Tabel1.D" style:family="table-column">
      <style:table-column-properties style:column-width="1.355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D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Preformatted_20_Text">
      <style:paragraph-properties fo:margin-left="0cm" fo:margin-right="0cm" fo:margin-top="0cm" fo:margin-bottom="0cm" fo:text-indent="0cm" style:auto-text-indent="false"/>
    </style:style>
    <style:style style:name="T1" style:family="text">
      <style:text-properties fo:color="#008000"/>
    </style:style>
    <style:style style:name="T2" style:family="text">
      <style:text-properties fo:color="#c0c0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GUI test document</text:p>
      <text:p text:style-name="Text_20_body">This document is a checklist for the GUI. It is under development.</text:p>
      <text:p text:style-name="Text_20_body">Note: ALL tests are made with LANG=C.</text:p>
      <text:p text:style-name="Text_20_body">Starting is typically:</text:p>
      <text:p text:style-name="Text_20_body">export LANG=C</text:p>
      <text:p text:style-name="Text_20_body">export LANGUAGE=C</text:p>
      <text:p text:style-name="P1"><text:span text:style-name="T1">../src/SnowStuffForHire.bin unittest.db /tmp/log.ssfh</text:span></text:p>
      <text:h text:style-name="Heading_20_1" text:outline-level="1">Reid dialog</text:h>
      <text:p text:style-name="Text_20_body">Prerequisite: Use the ”unittest-db” database, that contains a number of items to rename.</text:p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header-rows>
          <table:table-row>
            <table:table-cell table:style-name="Tabel1.A1" office:value-type="string">
              <text:p text:style-name="Table_20_Heading">What to do</text:p>
            </table:table-cell>
            <table:table-cell table:style-name="Tabel1.A1" office:value-type="string">
              <text:p text:style-name="Table_20_Heading">Expected result</text:p>
            </table:table-cell>
            <table:table-cell table:style-name="Tabel1.A1" office:value-type="string">
              <text:p text:style-name="Table_20_Heading">Pass</text:p>
            </table:table-cell>
            <table:table-cell table:style-name="Tabel1.D1" office:value-type="string">
              <text:p text:style-name="Table_20_Heading">Fail</text:p>
            </table:table-cell>
          </table:table-row>
        </table:table-header-rows>
        <table:table-row>
          <table:table-cell table:style-name="Tabel1.A2" office:value-type="string">
            <text:p text:style-name="Table_20_Contents">Start application</text:p>
          </table:table-cell>
          <table:table-cell table:style-name="Tabel1.A2" office:value-type="string">
            <text:p text:style-name="Table_20_Contents">Main window show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Open reid dialog (Alt+s, r)</text:p>
          </table:table-cell>
          <table:table-cell table:style-name="Tabel1.A2" office:value-type="string">
            <text:p text:style-name="Table_20_Contents">Reid dialog show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da" fo:country="DK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DejaVu Sans1" fo:font-size="16pt" style:font-name-asian="DejaVu Sans2" style:font-size-asian="16pt" style:font-name-complex="DejaVu Sans2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="DejaVu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 fo:background-color="transparent">
        <style:background-image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text-properties fo:font-size="13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>
      <style:text-properties fo:font-size="12pt" fo:font-weight="bold" style:font-size-asian="14pt" style:font-weight-asian="normal" style:font-size-complex="14pt" style:font-weight-complex="normal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4T21:59:41</meta:creation-date>
    <dc:title>MadsDefaultDokument</dc:title>
    <meta:editing-duration>PT10M35S</meta:editing-duration>
    <meta:editing-cycles>4</meta:editing-cycles>
    <meta:generator>LibreOffice/3.3$Linux LibreOffice_project/330m19$Build-401</meta:generator>
    <meta:initial-creator>Mads Bondo Dydensborg</meta:initial-creator>
    <dc:date>2011-10-24T22:10:15</dc:date>
    <dc:creator>Mads Bondo Dydensborg</dc:creator>
    <meta:document-statistic meta:table-count="1" meta:image-count="0" meta:object-count="0" meta:page-count="1" meta:paragraph-count="17" meta:word-count="67" meta:character-count="435"/>
    <meta:template xlink:type="simple" xlink:actuate="onRequest" xlink:title="MadsDefaultDokument" xlink:href="file:///home/madsdyd/.libreoffice/3/user/template/MadsDefaultDokument.ott" meta:date="2011-10-24T21:59:40"/>
  </office:meta>
</office:document-meta>
</file>